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5-10-2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5-08-13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5-05-13 0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4-10-2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4-05-1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4-02-2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3-10-2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3-08-2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3-05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3-02-1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2-10-2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2-08-2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2-05-2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2-02-1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1-11-0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1-08-1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1-05-1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1-02-2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0-10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0-08-1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20-02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9-10-28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9-08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9-05-0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8-10-3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8-08-2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8-05-15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8-03-01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7-11-07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7-08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7-08-16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7-05-24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7-03-0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6-11-0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6-06-1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534</text:p>
          </table:table-cell>
          <table:table-cell office:value-type="string" calcext:value-type="string">
            <text:p>25S/29W-29DCB</text:p>
          </table:table-cell>
          <table:table-cell office:value-type="string" calcext:value-type="string">
            <text:p>2016-04-2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